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9c73d" officeooo:paragraph-rsid="0019c73d"/>
    </style:style>
    <style:style style:name="P2" style:family="paragraph" style:parent-style-name="Preformatted_20_Text">
      <style:text-properties officeooo:rsid="001b5d9c" officeooo:paragraph-rsid="001b5d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Controller: </text:p>
      <text:p text:style-name="Preformatted_20_Text">namespace app\controllers;</text:p>
      <text:p text:style-name="Preformatted_20_Text">use Yii; //для Yii</text:p>
      <text:p text:style-name="Preformatted_20_Text">use yii\web\Controller; //для контролера</text:p>
      <text:p text:style-name="Preformatted_20_Text">MyController extends \yii\web\Controller</text:p>
      <text:p text:style-name="Preformatted_20_Text">actionHelloWorld – в url надо hello-world</text:p>
      <text:p text:style-name="Preformatted_20_Text">actionHello($someVar) – в url с someVar = 10 !!!</text:p>
      <text:p text:style-name="Preformatted_20_Text">В actions для рендера надо return $this-&gt;render</text:p>
      <text:p text:style-name="Preformatted_20_Text">Yii::$app-&gt;request-&gt;get('param') или <text:tab/>get('param', $val)</text:p>
      <text:p text:style-name="Preformatted_20_Text"/>
      <text:p text:style-name="Preformatted_20_Text">Yii::$app-&gt;urlManager<text:tab/></text:p>
      <text:p text:style-name="Preformatted_20_Text"><text:tab/>-&gt;createUrl(['controller/action', 'id' =&gt; 10])</text:p>
      <text:p text:style-name="Preformatted_20_Text">Yii::$app-&gt;formatter</text:p>
      <text:p text:style-name="Preformatted_20_Text"><text:tab/>-&gt;asDateTime($time, <text:tab/>'php:d/m/Y')</text:p>
      <text:p text:style-name="Preformatted_20_Text">В видах ссылка на контролер - $this-&gt;context</text:p>
      <text:p text:style-name="Preformatted_20_Text"><text:tab/>$this-&gt;context-&gt;renderPartial($view, $data)</text:p>
      <text:p text:style-name="Preformatted_20_Text">В виде - $this-&gt;params['breadcrumbs'][]='Website';</text:p>
      <text:p text:style-name="Preformatted_20_Text">добавит хлебные крошки</text:p>
      <text:p text:style-name="Preformatted_20_Text"/>
      <text:p text:style-name="Preformatted_20_Text">В вью $this-&gt; экземпляр вида поэтому можно легко</text:p>
      <text:p text:style-name="Preformatted_20_Text">установить $this-&gt;params['key'] = $val например</text:p>
      <text:p text:style-name="Preformatted_20_Text">в index и достать его в main</text:p>
      <text:p text:style-name="Preformatted_20_Text"/>
      <text:p text:style-name="Preformatted_20_Text">Пример DAO</text:p>
      <text:p text:style-name="Preformatted_20_Text">$sql = 'SELECT * FROM posts ORDER BY id DESC';</text:p>
      <text:p text:style-name="Preformatted_20_Text">$posts = Yii::$app-&gt;db-&gt;createCommand($sql)</text:p>
      <text:p text:style-name="Preformatted_20_Text"><text:tab/>-&gt;queryAll(); </text:p>
      <text:p text:style-name="Preformatted_20_Text">echo $posts[0]['title']; //на выходе массив</text:p>
      <text:p text:style-name="Preformatted_20_Text">echo $posts[0]['content']; //массивов</text:p>
      <text:p text:style-name="Preformatted_20_Text"/>
      <text:p text:style-name="Preformatted_20_Text">Экшен статической страницы:</text:p>
      <text:p text:style-name="Preformatted_20_Text">В контролере делаеться метод </text:p>
      <text:p text:style-name="Preformatted_20_Text">public function action() {</text:p>
      <text:p text:style-name="Preformatted_20_Text"><text:tab/>return [</text:p>
      <text:p text:style-name="Preformatted_20_Text"><text:tab/><text:tab/>'pages' =&gt; [</text:p>
      <text:p text:style-name="Preformatted_20_Text"><text:tab/><text:tab/><text:tab/>'class' =&gt; 'yii\web\ViewAction',</text:p>
      <text:p text:style-name="Preformatted_20_Text"><text:tab/><text:tab/><text:tab/>'viewPrefix' =&gt; 'static'</text:p>
      <text:p text:style-name="Preformatted_20_Text"><text:tab/><text:tab/>]</text:p>
      <text:p text:style-name="Preformatted_20_Text"><text:tab/>];</text:p>
      <text:p text:style-name="Preformatted_20_Text">}</text:p>
      <text:p text:style-name="Preformatted_20_Text">в папке видов views/Controller_name создаеться папка static а в ней нужные виды.</text:p>
      <text:p text:style-name="Preformatted_20_Text">Если не задать viewPrefix – папка для видов носит имя pages</text:p>
      <text:p text:style-name="Preformatted_20_Text">Вызов в url </text:p>
      <text:p text:style-name="Preformatted_20_Text"><text:s/>controller/pages – index.php из pages</text:p>
      <text:p text:style-name="Preformatted_20_Text"><text:s/>controller/pages&amp;view=info – нужный вид</text:p>
      <text:p text:style-name="Preformatted_20_Text"/>
      <text:p text:style-name="Preformatted_20_Text">Можно целые куски в виде составлять а потом в layout вставлять куда нужно:</text:p>
      <text:p text:style-name="Preformatted_20_Text"/>
      <text:p text:style-name="Preformatted_20_Text">в view </text:p>
      <text:p text:style-name="Preformatted_20_Text">&lt;?php $this-&gt;beginBlock('Block1'); ?&gt;</text:p>
      <text:p text:style-name="Preformatted_20_Text"><text:tab/>&lt;p&gt;Here is some content&lt;/p&gt;</text:p>
      <text:p text:style-name="Preformatted_20_Text">&lt;?php $this-&gt;endBlock('Block1'); ?&gt;</text:p>
      <text:p text:style-name="Preformatted_20_Text"/>
      <text:p text:style-name="Preformatted_20_Text">в layout</text:p>
      <text:p text:style-name="Preformatted_20_Text">&lt;?php if (isset($this-&gt;blocks['Block1'])): ?&gt;</text:p>
      <text:p text:style-name="Preformatted_20_Text"><text:tab/>&lt;?=$this-&gt;blocks['Block1']?&gt;</text:p>
      <text:p text:style-name="Preformatted_20_Text">&lt;?php endif; ?&gt;</text:p>
      <text:p text:style-name="Preformatted_20_Text"/>
      <text:p text:style-name="Preformatted_20_Text">Пример с классами Url и Html</text:p>
      <text:p text:style-name="Preformatted_20_Text">use yii\helpers\Url;</text:p>
      <text:p text:style-name="Preformatted_20_Text">use yii\helpers\Html;</text:p>
      <text:p text:style-name="Preformatted_20_Text">$url = Url::to(['controller/action', 'id'=&gt;5);</text:p>
      <text:p text:style-name="Preformatted_20_Text">echo Html::a('Link Title', $url);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>Route:</text:p>
      <text:p text:style-name="Preformatted_20_Text">'urlManager' =&gt; [</text:p>
      <text:p text:style-name="Preformatted_20_Text"><text:s text:c="12"/>'enablePrettyUrl' =&gt; true,</text:p>
      <text:p text:style-name="Preformatted_20_Text"><text:s text:c="12"/>'showScriptName' =&gt; false,</text:p>
      <text:p text:style-name="Preformatted_20_Text"><text:s text:c="12"/>'rules' =&gt; [</text:p>
      <text:p text:style-name="Preformatted_20_Text">'news/&lt;year:\d{4}&gt;/items-list'=&gt;'news/items-list',</text:p>
      <text:p text:style-name="Preformatted_20_Text"/>
      <text:p text:style-name="Preformatted_20_Text">//Пример роута с тонкой настройкой</text:p>
      <text:p text:style-name="Preformatted_20_Text">[</text:p>
      <text:p text:style-name="Preformatted_20_Text"><text:s text:c="3"/>'pattern' =&gt; 'news/&lt;category:\w+&gt;/items-list',</text:p>
      <text:p text:style-name="Preformatted_20_Text"><text:s text:c="3"/>'route' =&gt; 'news/items-list',</text:p>
      <text:p text:style-name="Preformatted_20_Text"><text:s text:c="3"/>'defaults' =&gt; ['category' =&gt; 'shopping'],</text:p>
      <text:p text:style-name="Preformatted_20_Text"><text:tab/>#'suffix' =&gt; '.json' – суфикс в url</text:p>
      <text:p text:style-name="Preformatted_20_Text">],</text:p>
      <text:p text:style-name="Preformatted_20_Text"><text:s text:c="12"/>],</text:p>
      <text:p text:style-name="Preformatted_20_Text"><text:s text:c="8"/>],</text:p>
      <text:p text:style-name="Preformatted_20_Text"/>
      <text:p text:style-name="P1">yii\widgets\ActiveForm и yii\bootstrap\ActiveForm делают тоже самое но во 2-м случае с использованием классов Twitter Bootstrap</text:p>
      <text:p text:style-name="P1"/>
      <text:p text:style-name="P2">costarico/yii2-image – дополнение для работы с изображения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2T09:49:55.404332194</dc:date>
    <meta:editing-duration>PT11M33S</meta:editing-duration>
    <meta:editing-cycles>3</meta:editing-cycles>
    <meta:document-statistic meta:table-count="0" meta:image-count="0" meta:object-count="0" meta:page-count="2" meta:paragraph-count="72" meta:word-count="277" meta:character-count="2340" meta:non-whitespace-character-count="2033"/>
  </office:meta>
</office:document-meta>
</file>